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RegimeOctroiRFM" style:family="table">
      <style:table-properties style:width="16.51cm" fo:margin-left="0cm" fo:margin-right="0.071cm" table:align="margins" style:may-break-between-rows="false"/>
    </style:style>
    <style:style style:name="tabCalculDecisionRegimeOctroiRFM.A" style:family="table-column">
      <style:table-column-properties style:column-width="13.316cm" style:rel-column-width="52855*"/>
    </style:style>
    <style:style style:name="tabCalculDecisionRegimeOctroiRFM.B" style:family="table-column">
      <style:table-column-properties style:column-width="0.363cm" style:rel-column-width="1442*"/>
    </style:style>
    <style:style style:name="tabCalculDecisionRegimeOctroiRFM.C" style:family="table-column">
      <style:table-column-properties style:column-width="1.032cm" style:rel-column-width="4095*"/>
    </style:style>
    <style:style style:name="tabCalculDecisionRegimeOctroiRFM.D" style:family="table-column">
      <style:table-column-properties style:column-width="0.212cm" style:rel-column-width="840*"/>
    </style:style>
    <style:style style:name="tabCalculDecisionRegimeOctroiRFM.E" style:family="table-column">
      <style:table-column-properties style:column-width="1.588cm" style:rel-column-width="6303*"/>
    </style:style>
    <style:style style:name="tabCalculDecisionRegimeOctroiRFM.A1" style:family="table-cell">
      <style:table-cell-properties fo:background-color="transparent" fo:padding="0cm" fo:border="none">
        <style:background-image/>
      </style:table-cell-properties>
    </style:style>
    <style:style style:name="tabCalculDecisionRegimeOctroiRFM.C3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tabCalculDecisionRegimeOctroiRFM.C5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Standard">
      <style:paragraph-properties>
        <style:tab-stops>
          <style:tab-stop style:position="13.626cm"/>
          <style:tab-stop style:position="14.42cm"/>
          <style:tab-stop style:position="15.584cm"/>
        </style:tab-stops>
      </style:paragraph-properties>
      <style:text-properties style:font-name="Arial" fo:font-size="2pt" style:font-size-asian="2pt" style:font-size-complex="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style:text-underline-style="none" style:font-size-asian="10pt" style:font-name-complex="Arial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margin-left="0cm" fo:margin-right="0.053cm" fo:text-align="end" style:justify-single-word="false" fo:text-indent="0cm" style:auto-text-indent="false"/>
      <style:text-properties style:font-name="Arial" fo:font-size="11pt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CalculDecisionRegimeOctroiRFM" table:style-name="tabCalculDecisionRegimeOctroiRFM">
        <table:table-column table:style-name="tabCalculDecisionRegimeOctroiRFM.A"/>
        <table:table-column table:style-name="tabCalculDecisionRegimeOctroiRFM.B"/>
        <table:table-column table:style-name="tabCalculDecisionRegimeOctroiRFM.C"/>
        <table:table-column table:style-name="tabCalculDecisionRegimeOctroiRFM.D"/>
        <table:table-column table:style-name="tabCalculDecisionRegimeOctroiRFM.E"/>
        <table:table-row>
          <table:table-cell table:style-name="tabCalculDecisionRegimeOctroiRFM.A1" office:value-type="string">
            <text:p text:style-name="P1">%=titreCalcul=%</text:p>
          </table:table-cell>
          <table:table-cell table:style-name="tabCalculDecisionRegimeOctroiRFM.A1" office:value-type="string">
            <text:p text:style-name="P2"/>
          </table:table-cell>
          <table:table-cell table:style-name="tabCalculDecisionRegimeOctroiRFM.A1" office:value-type="string">
            <text:p text:style-name="P5"/>
          </table:table-cell>
          <table:table-cell table:style-name="tabCalculDecisionRegimeOctroiRFM.A1" office:value-type="string">
            <text:p text:style-name="P5"/>
          </table:table-cell>
          <table:table-cell table:style-name="tabCalculDecisionRegimeOctroiRFM.A1" office:value-type="string">
            <text:p text:style-name="P12"/>
          </table:table-cell>
        </table:table-row>
        <table:table-row>
          <table:table-cell table:style-name="tabCalculDecisionRegimeOctroiRFM.A1" office:value-type="string">
            <text:p text:style-name="P6">%=texteMontantFacture=%</text:p>
          </table:table-cell>
          <table:table-cell table:style-name="tabCalculDecisionRegimeOctroiRFM.A1" office:value-type="string">
            <text:p text:style-name="P8"/>
          </table:table-cell>
          <table:table-cell table:style-name="tabCalculDecisionRegimeOctroiRFM.A1" office:value-type="string">
            <text:p text:style-name="P6">%=chf=%</text:p>
          </table:table-cell>
          <table:table-cell table:style-name="tabCalculDecisionRegimeOctroiRFM.A1" office:value-type="string">
            <text:p text:style-name="P6"/>
          </table:table-cell>
          <table:table-cell table:style-name="tabCalculDecisionRegimeOctroiRFM.A1" office:value-type="string">
            <text:p text:style-name="P10">%=montantFacture=%</text:p>
          </table:table-cell>
        </table:table-row>
        <table:table-row>
          <table:table-cell table:style-name="tabCalculDecisionRegimeOctroiRFM.A1" office:value-type="string">
            <text:p text:style-name="P6">%=texteExcedentRevenu=%</text:p>
          </table:table-cell>
          <table:table-cell table:style-name="tabCalculDecisionRegimeOctroiRFM.A1" office:value-type="string">
            <text:p text:style-name="P8">-</text:p>
          </table:table-cell>
          <table:table-cell table:style-name="tabCalculDecisionRegimeOctroiRFM.C3" office:value-type="string">
            <text:p text:style-name="P6">%=chf=%</text:p>
          </table:table-cell>
          <table:table-cell table:style-name="tabCalculDecisionRegimeOctroiRFM.C3" office:value-type="string">
            <text:p text:style-name="P6"/>
          </table:table-cell>
          <table:table-cell table:style-name="tabCalculDecisionRegimeOctroiRFM.C3" office:value-type="string">
            <text:p text:style-name="P7">%=montantExcedentRevenu=%</text:p>
          </table:table-cell>
        </table:table-row>
        <table:table-row>
          <table:table-cell table:style-name="tabCalculDecisionRegimeOctroiRFM.A1" office:value-type="string">
            <text:p text:style-name="P6">%=texteIndemniteAnnuelle=%</text:p>
          </table:table-cell>
          <table:table-cell table:style-name="tabCalculDecisionRegimeOctroiRFM.A1" office:value-type="string">
            <text:p text:style-name="P8">=</text:p>
          </table:table-cell>
          <table:table-cell table:style-name="tabCalculDecisionRegimeOctroiRFM.C3" office:value-type="string">
            <text:p text:style-name="P6">%=chf=%</text:p>
          </table:table-cell>
          <table:table-cell table:style-name="tabCalculDecisionRegimeOctroiRFM.C3" office:value-type="string">
            <text:p text:style-name="P6"/>
          </table:table-cell>
          <table:table-cell table:style-name="tabCalculDecisionRegimeOctroiRFM.C3" office:value-type="string">
            <text:p text:style-name="P7">%=montantIndemniteAnnuelle=%</text:p>
          </table:table-cell>
        </table:table-row>
        <table:table-row>
          <table:table-cell table:style-name="tabCalculDecisionRegimeOctroiRFM.A1" office:value-type="string">
            <text:p text:style-name="P6">%=texteIndemniteMensuelle=%</text:p>
          </table:table-cell>
          <table:table-cell table:style-name="tabCalculDecisionRegimeOctroiRFM.A1" office:value-type="string">
            <text:p text:style-name="P8">=</text:p>
          </table:table-cell>
          <table:table-cell table:style-name="tabCalculDecisionRegimeOctroiRFM.C5" office:value-type="string">
            <text:p text:style-name="P9">%=chf=%</text:p>
          </table:table-cell>
          <table:table-cell table:style-name="tabCalculDecisionRegimeOctroiRFM.C5" office:value-type="string">
            <text:p text:style-name="P6"/>
          </table:table-cell>
          <table:table-cell table:style-name="tabCalculDecisionRegimeOctroiRFM.C5" office:value-type="string">
            <text:p text:style-name="P11">%=montantIndemniteMensuell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9-18T15:30:34.64</dc:date>
    <meta:editing-cycles>21</meta:editing-cycles>
    <meta:editing-duration>PT1H31M8S</meta:editing-duration>
    <meta:document-statistic meta:table-count="1" meta:image-count="0" meta:object-count="0" meta:page-count="1" meta:paragraph-count="16" meta:word-count="16" meta:character-count="245"/>
    <meta:user-defined meta:name="Info 1"/>
    <meta:user-defined meta:name="Info 2"/>
    <meta:user-defined meta:name="Info 3"/>
    <meta:user-defined meta:name="Info 4"/>
  </office:meta>
</office:document-meta>
</file>